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4.13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ff00" fo:wrap-option="wrap" style:vertical-align="middl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ccff"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00ff00"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vertical-align="middle"/>
    </style:style>
  </office:automatic-styles>
  <office:body>
    <office:spreadsheet>
      <table:table table:name="Sheet1" table:style-name="ta1" table:print="false">
        <table:table-column table:style-name="co1" table:default-cell-style-name="ce9"/>
        <table:table-column table:style-name="co2" table:default-cell-style-name="ce9"/>
        <table:table-column table:style-name="co3" table:number-columns-repeated="1022" table:default-cell-style-name="ce14"/>
        <table:table-row table:style-name="ro1">
          <table:table-cell table:style-name="ce1" office:value-type="string" calcext:value-type="string">
            <text:p>E-service</text:p>
          </table:table-cell>
          <table:table-cell table:style-name="ce1"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47750-AUTORIZZAZIONE-CPC 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1876-ISCRIZIONE-NIDO 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22040-AUTORIZZAZIONE-DEROGA-ACUSTICA-CANTIERI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1103-DICHIARAZIONE-RESIDENZA 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47005-COMUNICAZIONE-INIZIO-LAVORI 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N-TRASM-INTEG 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M1866-ACCETTAZIONE-NIDO 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ILASCIO-TITOLI-EDILIZI 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M47675-DEPOSITO-DICHIARAZIONI-CONFORMITA-IMPIANTI 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M47561-COMUNICAZIONE-OPERE-LIBERE 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M47500-SEGNALAZIONE-CERTIFICATA-INIZIO-ATTIVITA 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OMANDA-DI-ACCESSO-CONSULTAZIONE-ATTI-IN-MATERIA-EDILIZIA 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M0608SC4-ORGANIZZAZIONE-EVENTI-E-MANIFESTAZIONI-TEMPORANEE-SUOLO-PUBBLICO 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M1451-RICHIESTA-RIDUZIONE-TARI-ISEE 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N-MARCABOLLO </text:p>
          </table:table-cell>
          <table:table-cell table:style-name="ce10" office:value-type="string" calcext:value-type="string">
            <text:p>1_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N-INTAGG-AU </text:p>
          </table:table-cell>
          <table:table-cell table:style-name="ce10" office:value-type="string" calcext:value-type="string">
            <text:p>1_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N-IMMAGG </text:p>
          </table:table-cell>
          <table:table-cell table:style-name="ce10" office:value-type="string" calcext:value-type="string">
            <text:p>1_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N-INTAGG-EL </text:p>
          </table:table-cell>
          <table:table-cell table:style-name="ce10" office:value-type="string" calcext:value-type="string">
            <text:p>1_4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M2306-RICHIESTA-SPEGNIMENTO-IMPIANTI-ILLUMINAZIONE-PUBBLICA </text:p>
          </table:table-cell>
          <table:table-cell table:style-name="ce13" office:value-type="string" calcext:value-type="string">
            <text:p>13_1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M5201-RICHIESTA-UTILIZZO-TORRETTE-ELETTRICHE-PER-EVENTI </text:p>
          </table:table-cell>
          <table:table-cell table:style-name="ce13" office:value-type="string" calcext:value-type="string">
            <text:p>13_2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M2701-RICHIESTA-EMISSIONE-ORDINANZA-PROVVEDIMENTI-TRAFFICO </text:p>
          </table:table-cell>
          <table:table-cell table:style-name="ce13" office:value-type="string" calcext:value-type="string">
            <text:p>13_3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M47131-SCIA-SOMMINISTRAZIONE-TEMPORANEA-ALIMENTI-BEVANDE </text:p>
          </table:table-cell>
          <table:table-cell table:style-name="ce13" office:value-type="string" calcext:value-type="string">
            <text:p>13_4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M47269-COMUNICAZIONE-VENDITA-TEMPORANEA-E-OCCASIONALE </text:p>
          </table:table-cell>
          <table:table-cell table:style-name="ce13" office:value-type="string" calcext:value-type="string">
            <text:p>13_5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M47270-SCIA-VENDITA-TEMPORANEA </text:p>
          </table:table-cell>
          <table:table-cell table:style-name="ce13" office:value-type="string" calcext:value-type="string">
            <text:p>13_6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EN-ALTRI-FAM </text:p>
          </table:table-cell>
          <table:table-cell table:style-name="ce11" office:value-type="string" calcext:value-type="string">
            <text:p>4_1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ICH-RES-ALL-A </text:p>
          </table:table-cell>
          <table:table-cell table:style-name="ce11" office:value-type="string" calcext:value-type="string">
            <text:p>4_2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ICH-RES-ALL-B</text:p>
          </table:table-cell>
          <table:table-cell table:style-name="ce11" office:value-type="string" calcext:value-type="string">
            <text:p>4_3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ICH-RES-ALL-C</text:p>
          </table:table-cell>
          <table:table-cell table:style-name="ce11" office:value-type="string" calcext:value-type="string">
            <text:p>4_4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ICH-RES-ALL-D</text:p>
          </table:table-cell>
          <table:table-cell table:style-name="ce11" office:value-type="string" calcext:value-type="string">
            <text:p>4_5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ICH-RES-ALL-E</text:p>
          </table:table-cell>
          <table:table-cell table:style-name="ce11" office:value-type="string" calcext:value-type="string">
            <text:p>4_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N-IMMAGG-INIZIO-LAVORI </text:p>
          </table:table-cell>
          <table:table-cell table:style-name="ce10" office:value-type="string" calcext:value-type="string">
            <text:p>5_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N-DOC-EDI </text:p>
          </table:table-cell>
          <table:table-cell table:style-name="ce10" office:value-type="string" calcext:value-type="string">
            <text:p>5_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N-INTAGG-INIZIO-LAVORI-EL </text:p>
          </table:table-cell>
          <table:table-cell table:style-name="ce10" office:value-type="string" calcext:value-type="string">
            <text:p>5_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N-INTAGG-INIZIO-LAVORI-AU </text:p>
          </table:table-cell>
          <table:table-cell table:style-name="ce10" office:value-type="string" calcext:value-type="string">
            <text:p>5_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N-LAV-AUTON-EL </text:p>
          </table:table-cell>
          <table:table-cell table:style-name="ce10" office:value-type="string" calcext:value-type="string">
            <text:p>5_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N-LAV-AUTON-AU </text:p>
          </table:table-cell>
          <table:table-cell table:style-name="ce10" office:value-type="string" calcext:value-type="string">
            <text:p>5_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N-IMPRESE-EL </text:p>
          </table:table-cell>
          <table:table-cell table:style-name="ce10" office:value-type="string" calcext:value-type="string">
            <text:p>5_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N-IMPRESE-AU </text:p>
          </table:table-cell>
          <table:table-cell table:style-name="ce10" office:value-type="string" calcext:value-type="string">
            <text:p>5_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N-DIR-LAV </text:p>
          </table:table-cell>
          <table:table-cell table:style-name="ce10" office:value-type="string" calcext:value-type="string">
            <text:p>5_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N-CERT-ENERG </text:p>
          </table:table-cell>
          <table:table-cell table:style-name="ce10" office:value-type="string" calcext:value-type="string">
            <text:p>5_9</text:p>
          </table:table-cell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 style:data-style-name="N2" text:time-value="09:54:17.521000000">00.00.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9M38S</meta:editing-duration>
    <meta:editing-cycles>8</meta:editing-cycles>
    <meta:generator>LibreOffice/5.4.5.1$Windows_X86_64 LibreOffice_project/79c9829dd5d8054ec39a82dc51cd9eff340dbee8</meta:generator>
    <dc:date>2018-10-17T10:14:19.139000000</dc:date>
    <meta:document-statistic meta:table-count="3" meta:cell-count="82" meta:object-count="0"/>
    <meta:user-defined meta:name="Info 1"/>
    <meta:user-defined meta:name="Info 2"/>
    <meta:user-defined meta:name="Info 3"/>
    <meta:user-defined meta:name="Info 4"/>
  </office:meta>
</office:document-meta>
</file>